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1.66pt"/>
    </style:style>
    <style:style style:name="co2" style:family="table-column">
      <style:table-column-properties fo:break-before="auto" style:column-width="76.05pt"/>
    </style:style>
    <style:style style:name="co3" style:family="table-column">
      <style:table-column-properties fo:break-before="auto" style:column-width="53.55pt"/>
    </style:style>
    <style:style style:name="co4" style:family="table-column">
      <style:table-column-properties fo:break-before="auto" style:column-width="59.41pt"/>
    </style:style>
    <style:style style:name="co5" style:family="table-column">
      <style:table-column-properties fo:break-before="auto" style:column-width="226.4pt"/>
    </style:style>
    <style:style style:name="co6" style:family="table-column">
      <style:table-column-properties fo:break-before="auto" style:column-width="116.5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59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24pt" fo:break-before="auto" style:use-optimal-row-height="true"/>
    </style:style>
    <style:style style:name="ro3" style:family="table-row">
      <style:table-row-properties style:row-height="37.3pt" fo:break-before="auto" style:use-optimal-row-height="true"/>
    </style:style>
    <style:style style:name="ro4" style:family="table-row">
      <style:table-row-properties style:row-height="61.14pt" fo:break-before="auto" style:use-optimal-row-height="true"/>
    </style:style>
    <style:style style:name="ro5" style:family="table-row">
      <style:table-row-properties style:row-height="85.04pt" fo:break-before="auto" style:use-optimal-row-height="true"/>
    </style:style>
    <style:style style:name="ro6" style:family="table-row">
      <style:table-row-properties style:row-height="73.11pt" fo:break-before="auto" style:use-optimal-row-height="true"/>
    </style:style>
    <style:style style:name="ro7" style:family="table-row">
      <style:table-row-properties style:row-height="25.34pt" fo:break-before="auto" style:use-optimal-row-height="true"/>
    </style:style>
    <style:style style:name="ro8" style:family="table-row">
      <style:table-row-properties style:row-height="132.8pt" fo:break-before="auto" style:use-optimal-row-height="true"/>
    </style:style>
    <style:style style:name="ro9" style:family="table-row">
      <style:table-row-properties style:row-height="48.19pt" fo:break-before="auto" style:use-optimal-row-height="true"/>
    </style:style>
    <style:style style:name="ro10" style:family="table-row">
      <style:table-row-properties style:row-height="144.74pt" fo:break-before="auto" style:use-optimal-row-height="true"/>
    </style:style>
    <style:style style:name="ro11" style:family="table-row">
      <style:table-row-properties style:row-height="23.56pt" fo:break-before="auto" style:use-optimal-row-height="true"/>
    </style:style>
    <style:style style:name="ro12" style:family="table-row">
      <style:table-row-properties style:row-height="22.45pt" fo:break-before="auto" style:use-optimal-row-height="true"/>
    </style:style>
    <style:style style:name="ro13" style:family="table-row">
      <style:table-row-properties style:row-height="79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style:font-name="Courier 10 Pitch"/>
    </style:style>
    <style:style style:name="ce2" style:family="table-cell" style:parent-style-name="Default">
      <style:table-cell-properties style:text-align-source="fix" style:repeat-content="false" fo:background-color="transparent" style:vertical-align="top"/>
      <style:paragraph-properties fo:text-align="center"/>
      <style:text-properties style:font-name="Courier 10 Pitch"/>
    </style:style>
    <style:style style:name="ce3" style:family="table-cell" style:parent-style-name="Default">
      <style:text-properties style:font-name="Courier 10 Pitch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Courier 10 Pitch"/>
    </style:style>
    <style:style style:name="ce6" style:family="table-cell" style:parent-style-name="Default">
      <style:table-cell-properties fo:background-color="#ffff00"/>
      <style:text-properties style:font-name="Courier 10 Pitch"/>
    </style:style>
    <style:style style:name="ce7" style:family="table-cell" style:parent-style-name="Default">
      <style:table-cell-properties fo:background-color="#ff33ff"/>
      <style:text-properties style:font-name="Courier 10 Pitch"/>
    </style:style>
    <style:style style:name="ce8" style:family="table-cell" style:parent-style-name="Default">
      <style:table-cell-properties fo:background-color="#cccccc"/>
      <style:text-properties style:font-name="Courier 10 Pitch"/>
    </style:style>
    <style:style style:name="ce9" style:family="table-cell" style:parent-style-name="Default">
      <style:table-cell-properties fo:background-color="#66ff66"/>
      <style:text-properties style:font-name="Courier 10 Pitch"/>
    </style:style>
    <style:style style:name="ce10" style:family="table-cell" style:parent-style-name="Default">
      <style:table-cell-properties fo:background-color="#ff99ff"/>
      <style:text-properties style:font-name="Courier 10 Pitch" style:font-name-asian="WenQuanYi Micro Hei" style:font-name-complex="Lohit Devanagari"/>
    </style:style>
    <style:style style:name="ce11" style:family="table-cell" style:parent-style-name="Default">
      <style:table-cell-properties fo:background-color="#ff99ff"/>
      <style:text-properties style:font-name="Courier 10 Pitch"/>
    </style:style>
    <style:style style:name="ce12" style:family="table-cell" style:parent-style-name="Default">
      <style:table-cell-properties fo:background-color="transparent"/>
      <style:text-properties style:font-name="Courier 10 Pitch"/>
    </style:style>
    <style:style style:name="ce13" style:family="table-cell" style:parent-style-name="Default">
      <style:table-cell-properties fo:background-color="#6666ff"/>
      <style:text-properties style:font-name="Courier 10 Pitch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10 Pitch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T1" style:family="text">
      <style:text-properties style:font-name-asian="WenQuanYi Micro Hei" style:font-name-complex="Lohit Devanagari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Dialog Tre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Mission</text:p>
          </table:table-cell>
          <table:table-cell table:style-name="ce6" office:value-type="string" calcext:value-type="string">
            <text:p>Tasks</text:p>
          </table:table-cell>
          <table:table-cell table:style-name="ce7" office:value-type="string" calcext:value-type="string">
            <text:p>Trigger</text:p>
          </table:table-cell>
          <table:table-cell table:style-name="ce8" office:value-type="string" calcext:value-type="string">
            <text:p>Area</text:p>
          </table:table-cell>
          <table:table-cell table:style-name="ce9" office:value-type="string" calcext:value-type="string">
            <text:p>Script</text:p>
          </table:table-cell>
          <table:table-cell table:style-name="ce13" office:value-type="string" calcext:value-type="string">
            <text:p>Direction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31">
            <text:p>Orientation</text:p>
          </table:table-cell>
          <table:table-cell table:style-name="ce4" office:value-type="string" calcext:value-type="string" table:number-columns-spanned="1" table:number-rows-spanned="2">
            <text:p>Go to Val’s </text:p>
          </table:table-cell>
          <table:table-cell table:style-name="ce4" office:value-type="string" calcext:value-type="string">
            <text:p>Start game</text:p>
          </table:table-cell>
          <table:table-cell table:style-name="ce4" office:value-type="string" calcext:value-type="string" table:number-columns-spanned="1" table:number-rows-spanned="2">
            <text:p>Shuttle</text:p>
          </table:table-cell>
          <table:table-cell office:value-type="string" calcext:value-type="string">
            <text:p>ASH - “Hey NAT. Mr. Val called...”</text:p>
            <text:p>          “He has a present to give you to celebrate your first day”</text:p>
            <text:p>          “I’m super excited for you!”</text:p>
            <text:p>          “Good luck!”</text:p>
          </table:table-cell>
          <table:table-cell table:number-columns-repeated="1019"/>
        </table:table-row>
        <table:table-row table:style-name="ro3">
          <table:covered-table-cell table:number-columns-repeated="2"/>
          <table:table-cell/>
          <table:covered-table-cell/>
          <table:table-cell table:style-name="ce10" office:value-type="string" calcext:value-type="string">
            <text:p><text:span text:style-name="T1">ASH - “Mr. Val’s pizzeria is in the second quadrant </text:span></text:p>
            <text:p><text:span text:style-name="T1">      “just to the left of us”</text:span></text:p>
            <text:p><text:span text:style-name="T1">      “Don’t be late on your first day!”</text:span></text:p>
          </table:table-cell>
          <table:table-cell table:style-name="ce11" office:value-type="string" calcext:value-type="string">
            <text:p>REPEAT DIALOG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 table:number-columns-spanned="1" table:number-rows-spanned="3">
            <text:p>Get hoverboard</text:p>
          </table:table-cell>
          <table:table-cell table:style-name="ce4" office:value-type="string" calcext:value-type="string">
            <text:p>Enter Val’s</text:p>
          </table:table-cell>
          <table:table-cell table:style-name="ce4" office:value-type="string" calcext:value-type="string" table:number-columns-spanned="1" table:number-rows-spanned="3">
            <text:p>Val’s</text:p>
          </table:table-cell>
          <table:table-cell office:value-type="string" calcext:value-type="string">
            <text:p>      {1}</text:p>
            <text:p>VAL - “Aaay! NAT!”</text:p>
            <text:p>      {2}</text:p>
          </table:table-cell>
          <table:table-cell office:value-type="string" calcext:value-type="string">
            <text:p>1 VAL emoji !</text:p>
            <text:p>2 VAL goto NAT</text:p>
          </table:table-cell>
          <table:table-cell table:number-columns-repeated="1018"/>
        </table:table-row>
        <table:table-row table:style-name="ro4">
          <table:covered-table-cell table:number-columns-repeated="2"/>
          <table:table-cell/>
          <table:covered-table-cell/>
          <table:table-cell office:value-type="string" calcext:value-type="string">
            <text:p>VAL - “Right on time! ASH said you was a quick one”</text:p>
            <text:p>      “If you’re always this good with time,”</text:p>
            <text:p>      “I ain’t gonna have no problem with you deliverin’ pizzas”</text:p>
            <text:p>      “Speakin’ of which, I got your present! C’mon over here”</text:p>
            <text:p>      {1,2}</text:p>
          </table:table-cell>
          <table:table-cell office:value-type="string" calcext:value-type="string">
            <text:p>1 VAL goto counter</text:p>
            <text:p>2 NAT follow VAL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/>
          <table:covered-table-cell/>
          <table:table-cell office:value-type="string" calcext:value-type="string">
            <text:p>VAL - “You’re gonna be even faster with this thing!”</text:p>
            <text:p>      {1}</text:p>
            <text:p>      “It’ll help ya get around the planet”</text:p>
            <text:p>      “Just press X to use it”</text:p>
          </table:table-cell>
          <table:table-cell office:value-type="string" calcext:value-type="string">
            <text:p>1 NAT receive &lt;hoverboard&gt;</text:p>
          </table:table-cell>
          <table:table-cell table:number-columns-repeated="1018"/>
        </table:table-row>
        <table:table-row table:style-name="ro5">
          <table:covered-table-cell/>
          <table:table-cell table:style-name="ce4" office:value-type="string" calcext:value-type="string" table:number-columns-spanned="1" table:number-rows-spanned="9">
            <text:p>Deliver Pizza to ASH</text:p>
          </table:table-cell>
          <table:table-cell office:value-type="string" calcext:value-type="string">
            <text:p>Get hoverboard</text:p>
          </table:table-cell>
          <table:table-cell table:style-name="ce4" office:value-type="string" calcext:value-type="string" table:number-columns-spanned="1" table:number-rows-spanned="5">
            <text:p>Val’s</text:p>
          </table:table-cell>
          <table:table-cell office:value-type="string" calcext:value-type="string">
            <text:p>       *PHONE RINGS*</text:p>
            <text:p>       {1}</text:p>
            <text:p>VAL - “Val’s Pizza! This is Val, what can I get ya?”</text:p>
            <text:p>      “...”</text:p>
            <text:p>      “No problem! [Th/S]he[y]’ll be there in a flash.”</text:p>
            <text:p>       <text:span text:style-name="T2">*PHONE CLICKS*</text:span></text:p>
            <text:p><text:span text:style-name="T2">      {2}</text:span></text:p>
          </table:table-cell>
          <table:table-cell office:value-type="string" calcext:value-type="string">
            <text:p>1 VAL goto phone</text:p>
            <text:p>2 VAL goto NAT</text:p>
          </table:table-cell>
          <table:table-cell table:number-columns-repeated="1018"/>
        </table:table-row>
        <table:table-row table:style-name="ro4">
          <table:covered-table-cell table:number-columns-repeated="2"/>
          <table:table-cell/>
          <table:covered-table-cell/>
          <table:table-cell office:value-type="string" calcext:value-type="string">
            <text:p>VAL - “That was ASH on the phone”</text:p>
            <text:p>      “[S]he wanted to be your first customer”</text:p>
            <text:p>      “You too are so adorable it makes me want to puke”</text:p>
            <text:p>      “But there’s no time for that!”</text:p>
            <text:p>      “I got a &lt;cheese pizza&gt; to make!”</text:p>
          </table:table-cell>
          <table:table-cell table:number-columns-repeated="1019"/>
        </table:table-row>
        <table:table-row table:style-name="ro5">
          <table:covered-table-cell table:number-columns-repeated="2"/>
          <table:table-cell/>
          <table:covered-table-cell/>
          <table:table-cell office:value-type="string" calcext:value-type="string">
            <text:p>       {1}</text:p>
            <text:p>       ...</text:p>
            <text:p>       {7}</text:p>
          </table:table-cell>
          <table:table-cell office:value-type="string" calcext:value-type="string">
            <text:p>1 VAL goto fridge</text:p>
            <text:p>2 VAL wait 1s</text:p>
            <text:p>3 VAL goto pizza table</text:p>
            <text:p>4 VAL wait 3s</text:p>
            <text:p>5 VAL goto oven </text:p>
            <text:p>6 OVEN set to fire for 3s</text:p>
            <text:p>7 VAL goto NAT</text:p>
          </table:table-cell>
          <table:table-cell table:number-columns-repeated="1018"/>
        </table:table-row>
        <table:table-row table:style-name="ro6">
          <table:covered-table-cell table:number-columns-repeated="2"/>
          <table:table-cell/>
          <table:covered-table-cell/>
          <table:table-cell office:value-type="string" calcext:value-type="string">
            <text:p>VAL - “Alright kid...”</text:p>
            <text:p>      “Take this &lt;cheese pizza&gt; to ASH at your &lt;&lt;SHUTTLE&gt;&gt;</text:p>
            <text:p>      “Since [s]he’s just next door, it should be no problem”</text:p>
            <text:p>      “But in the future, always deliver the pizza within ^30 minutes^”</text:p>
            <text:p>       {1}</text:p>
            <text:p>      “Now go! Get this pizza to the customer while it’s hot!”</text:p>
          </table:table-cell>
          <table:table-cell office:value-type="string" calcext:value-type="string">
            <text:p>1 NAT receive &lt;cheese pizza&gt;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office:value-type="string" calcext:value-type="string">
            <text:p>Enter Val’s</text:p>
          </table:table-cell>
          <table:covered-table-cell/>
          <table:table-cell table:style-name="ce11" office:value-type="string" calcext:value-type="string">
            <text:p>VAL - “What are ya doing here?”</text:p>
            <text:p>      “Deliver that pizza to ASH at the &lt;&lt;SHUTTLE&gt;&gt;!”</text:p>
          </table:table-cell>
          <table:table-cell table:style-name="ce11" office:value-type="string" calcext:value-type="string">
            <text:p>REPEAT DIALOG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office:value-type="string" calcext:value-type="string">
            <text:p>Pizza Timou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       “The pizza got cold...”</text:p>
            <text:p>       {1, 2}</text:p>
          </table:table-cell>
          <table:table-cell office:value-type="string" calcext:value-type="string">
            <text:p>1 NAT remove &lt;cheese pizza&gt;</text:p>
            <text:p>2 NAT receive &lt;cold cheese pizza&gt;</text:p>
          </table:table-cell>
          <table:table-cell table:number-columns-repeated="1018"/>
        </table:table-row>
        <table:table-row table:style-name="ro8">
          <table:covered-table-cell table:number-columns-repeated="2"/>
          <table:table-cell office:value-type="string" calcext:value-type="string">
            <text:p>Enter Shuttle</text:p>
          </table:table-cell>
          <table:table-cell table:style-name="ce4" office:value-type="string" calcext:value-type="string" table:number-columns-spanned="1" table:number-rows-spanned="3">
            <text:p>Shuttle</text:p>
          </table:table-cell>
          <table:table-cell office:value-type="string" calcext:value-type="string">
            <text:p>       {1}</text:p>
            <text:p>ASH - “NAT!”</text:p>
            <text:p>       {2}</text:p>
            <text:p>      “Sorry if I embarrassed you at work”</text:p>
            <text:p>      “I was in the mood for pizza”</text:p>
            <text:p>      “And I wanted to see the present Mr. Val gave you”</text:p>
            <text:p>      “WOW! A hoverboard! That’s so rad!”</text:p>
            <text:p>      “It’s even got the company name on the bottom”</text:p>
            <text:p>      “You’re super lucky to have a cool boss like Mr. Val, NAT”</text:p>
            <text:p>      “Oh! Do you have the pizza?”</text:p>
            <text:p>      {3}</text:p>
          </table:table-cell>
          <table:table-cell office:value-type="string" calcext:value-type="string">
            <text:p>1 ASH emoji !</text:p>
            <text:p>2 ASH goto NAT</text:p>
            <text:p>3 NAT gave &lt;cheese pizza&gt; to ASH</text:p>
          </table:table-cell>
          <table:table-cell table:number-columns-repeated="1018"/>
        </table:table-row>
        <table:table-row table:style-name="ro4">
          <table:covered-table-cell table:number-columns-repeated="2"/>
          <table:table-cell office:value-type="string" calcext:value-type="string">
            <text:p>ASH receive &lt;cheese pizza&gt;</text:p>
          </table:table-cell>
          <table:covered-table-cell/>
          <table:table-cell office:value-type="string" calcext:value-type="string">
            <text:p>ASH – {1, 2}</text:p>
            <text:p>      “Mmm.. It smells fantastic!”</text:p>
            <text:p>      “It’s a good thing we crashed so close to a pizza place:</text:p>
            <text:p>      “Now I can get pizza all the time!”</text:p>
            <text:p>      {3}</text:p>
          </table:table-cell>
          <table:table-cell office:value-type="string" calcext:value-type="string">
            <text:p>1 ASH emoji smile</text:p>
            <text:p>2 +1 LOVE pts</text:p>
            <text:p>3 NAT receive $25</text:p>
          </table:table-cell>
          <table:table-cell table:number-columns-repeated="1018"/>
        </table:table-row>
        <table:table-row table:style-name="ro5">
          <table:covered-table-cell table:number-columns-repeated="2"/>
          <table:table-cell office:value-type="string" calcext:value-type="string">
            <text:p>ASH receive &lt;cold cheese pizza&gt;</text:p>
          </table:table-cell>
          <table:covered-table-cell/>
          <table:table-cell office:value-type="string" calcext:value-type="string">
            <text:p>      {1,2}</text:p>
            <text:p>ASH - “You remembered that I love cold pizza!”</text:p>
            <text:p>      “Aw NAT, you know me so well”</text:p>
            <text:p>      “But you can’t deliver cold pizza to everyone”</text:p>
            <text:p>      “The customer might get angry and you might get fired”</text:p>
            <text:p>      “But if you ever do have a cold pizza, you can always give it to me”</text:p>
            <text:p>      {3}</text:p>
          </table:table-cell>
          <table:table-cell office:value-type="string" calcext:value-type="string">
            <text:p>1 ASH emoji heart</text:p>
            <text:p>2 +2 LOVE pts</text:p>
            <text:p>3 NAT receive $25</text:p>
          </table:table-cell>
          <table:table-cell table:number-columns-repeated="1018"/>
        </table:table-row>
        <table:table-row table:style-name="ro7">
          <table:covered-table-cell/>
          <table:table-cell table:style-name="ce4" office:value-type="string" calcext:value-type="string" table:number-columns-spanned="1" table:number-rows-spanned="6">
            <text:p>Go to Val’s </text:p>
          </table:table-cell>
          <table:table-cell office:value-type="string" calcext:value-type="string">
            <text:p>Deliver pizza to ASH</text:p>
          </table:table-cell>
          <table:table-cell office:value-type="string" calcext:value-type="string">
            <text:p>Shuttle</text:p>
          </table:table-cell>
          <table:table-cell table:style-name="ce10" office:value-type="string" calcext:value-type="string">
            <text:p>ASH - “Thanks for the pizza, NAT!”</text:p>
            <text:p>      “I’ll let you get back to work”</text:p>
          </table:table-cell>
          <table:table-cell table:style-name="ce11" office:value-type="string" calcext:value-type="string">
            <text:p/>
            <text:p>REPEAT DIALOG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Talk to Val</text:p>
          </table:table-cell>
          <table:table-cell table:style-name="ce4" office:value-type="string" calcext:value-type="string" table:number-columns-spanned="1" table:number-rows-spanned="5">
            <text:p>Val’s</text:p>
          </table:table-cell>
          <table:table-cell office:value-type="string" calcext:value-type="string">
            <text:p>VAL - “Aaay! You’re back!”</text:p>
            <text:p>      “Congrats on delivering your first pizza!”</text:p>
            <text:p>      “Did the hoverboard help?”</text:p>
            <text:p>      {1}</text:p>
          </table:table-cell>
          <table:table-cell office:value-type="string" calcext:value-type="string">
            <text:p>1 Dialog [..., Yep, Not really]</text:p>
          </table:table-cell>
          <table:table-cell table:number-columns-repeated="1018"/>
        </table:table-row>
        <table:table-row table:style-name="ro3">
          <table:covered-table-cell table:number-columns-repeated="2"/>
          <table:table-cell office:value-type="string" calcext:value-type="string">
            <text:p>&gt; …</text:p>
          </table:table-cell>
          <table:covered-table-cell table:style-name="ce4"/>
          <table:table-cell office:value-type="string" calcext:value-type="string">
            <text:p>VAL - …</text:p>
            <text:p>     Well you can always take it to the &lt;&lt;handyman&gt;&gt;</text:p>
            <text:p>     And they’ll fix it however you want, ok? </text:p>
          </table:table-cell>
          <table:table-cell table:number-columns-repeated="1019"/>
        </table:table-row>
        <table:table-row table:style-name="ro7">
          <table:covered-table-cell table:number-columns-repeated="2"/>
          <table:table-cell office:value-type="string" calcext:value-type="string">
            <text:p>&gt; Yep</text:p>
          </table:table-cell>
          <table:covered-table-cell/>
          <table:table-cell office:value-type="string" calcext:value-type="string">
            <text:p>VAL – “Aaay! Alright!”</text:p>
            <text:p>      “If you want to make it even faster, you can visit the &lt;&lt;handyman&gt;&gt;</text:p>
          </table:table-cell>
          <table:table-cell table:number-columns-repeated="1019"/>
        </table:table-row>
        <table:table-row table:style-name="ro3">
          <table:covered-table-cell table:number-columns-repeated="2"/>
          <table:table-cell office:value-type="string" calcext:value-type="string">
            <text:p>&gt; Not really</text:p>
          </table:table-cell>
          <table:covered-table-cell/>
          <table:table-cell office:value-type="string" calcext:value-type="string">
            <text:p>VAL - “Enh… Probably still not fast enough for you.”</text:p>
            <text:p>      “Once you have more money you can” </text:p>
            <text:p>      “go to the &lt;&lt;handyman&gt;&gt; and upgrade your board”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/>
          <table:covered-table-cell/>
          <table:table-cell office:value-type="string" calcext:value-type="string">
            <text:p>VAL - “Ya know what?”</text:p>
            <text:p>      “You should take the rest of the day off!”</text:p>
            <text:p>      “Go explore Pizza Planet and“</text:p>
            <text:p>      “get familiar with where everything is”</text:p>
            <text:p>      “Come back first thing tomorrow morning!”</text:p>
          </table:table-cell>
          <table:table-cell table:number-columns-repeated="1019"/>
        </table:table-row>
        <table:table-row table:style-name="ro7">
          <table:covered-table-cell/>
          <table:table-cell table:style-name="ce4" office:value-type="string" calcext:value-type="string" table:number-columns-spanned="1" table:number-rows-spanned="11">
            <text:p>See ASH</text:p>
          </table:table-cell>
          <table:table-cell/>
          <table:table-cell office:value-type="string" calcext:value-type="string">
            <text:p>Val’s</text:p>
          </table:table-cell>
          <table:table-cell table:style-name="ce11" office:value-type="string" calcext:value-type="string">
            <text:p>VAL - “Go have fun! Go explore”</text:p>
            <text:p>      “You can work tomorrow”</text:p>
          </table:table-cell>
          <table:table-cell table:style-name="ce11" office:value-type="string" calcext:value-type="string">
            <text:p>REPEAT DIALOG</text:p>
          </table:table-cell>
          <table:table-cell table:number-columns-repeated="1018"/>
        </table:table-row>
        <table:table-row table:style-name="ro3">
          <table:covered-table-cell table:number-columns-repeated="2"/>
          <table:table-cell office:value-type="string" calcext:value-type="string">
            <text:p>Talk to ASH</text:p>
          </table:table-cell>
          <table:table-cell table:style-name="ce4" office:value-type="string" calcext:value-type="string" table:number-columns-spanned="1" table:number-rows-spanned="10">
            <text:p>Shuttle</text:p>
          </table:table-cell>
          <table:table-cell office:value-type="string" calcext:value-type="string">
            <text:p>ASH - “Hi NAT!”</text:p>
            <text:p>      “How was your first day?”</text:p>
            <text:p>      {1}</text:p>
          </table:table-cell>
          <table:table-cell office:value-type="string" calcext:value-type="string">
            <text:p>1 Dialog [..., Great!, Ok..., Boring]</text:p>
          </table:table-cell>
          <table:table-cell table:number-columns-repeated="1018"/>
        </table:table-row>
        <table:table-row table:style-name="ro9">
          <table:covered-table-cell table:number-columns-repeated="2"/>
          <table:table-cell office:value-type="string" calcext:value-type="string">
            <text:p>&gt; ... </text:p>
          </table:table-cell>
          <table:covered-table-cell table:style-name="ce4"/>
          <table:table-cell office:value-type="string" calcext:value-type="string">
            <text:p>ASH – . . .</text:p>
            <text:p>      I’ll take that as a not so good then, huh</text:p>
            <text:p>      I’m sorry dude, it’ll get better!</text:p>
            <text:p>      {1}</text:p>
          </table:table-cell>
          <table:table-cell office:value-type="string" calcext:value-type="string">
            <text:p>1 +1 AWK point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office:value-type="string" calcext:value-type="string">
            <text:p>&gt; Great!</text:p>
          </table:table-cell>
          <table:covered-table-cell/>
          <table:table-cell office:value-type="string" calcext:value-type="string">
            <text:p>ASH - “Dude, that’s awesome!”</text:p>
            <text:p>      “I think we’ll adjust here pretty well”</text:p>
          </table:table-cell>
          <table:table-cell table:number-columns-repeated="1019"/>
        </table:table-row>
        <table:table-row table:style-name="ro7">
          <table:covered-table-cell table:number-columns-repeated="2"/>
          <table:table-cell office:value-type="string" calcext:value-type="string">
            <text:p>&gt; Ok…</text:p>
          </table:table-cell>
          <table:covered-table-cell/>
          <table:table-cell office:value-type="string" calcext:value-type="string">
            <text:p>ASH - “Ah well...”</text:p>
            <text:p>      “At least it wasn’t horrible!”</text:p>
          </table:table-cell>
          <table:table-cell table:number-columns-repeated="1019"/>
        </table:table-row>
        <table:table-row table:style-name="ro3">
          <table:covered-table-cell table:number-columns-repeated="2"/>
          <table:table-cell office:value-type="string" calcext:value-type="string">
            <text:p>&gt; Boring</text:p>
          </table:table-cell>
          <table:covered-table-cell/>
          <table:table-cell office:value-type="string" calcext:value-type="string">
            <text:p>ASH - “Oh really?”</text:p>
            <text:p>      “Orientation day is usually the worst”</text:p>
            <text:p>      “It’ll get better soon!”</text:p>
          </table:table-cell>
          <table:table-cell table:number-columns-repeated="1019"/>
        </table:table-row>
        <table:table-row table:style-name="ro10">
          <table:covered-table-cell table:number-columns-repeated="2"/>
          <table:table-cell/>
          <table:covered-table-cell/>
          <table:table-cell office:value-type="string" calcext:value-type="string">
            <text:p>ASH - “Oh! I have a present for you too! Hang on...”</text:p>
            <text:p>      {1}</text:p>
            <text:p>      {2}</text:p>
            <text:p>      {3}</text:p>
            <text:p>ASH – “Ta-da! I’ve been working on it all day.”</text:p>
            <text:p>      {4}</text:p>
            <text:p>ASH - “It’s got a map so that you can see where you are on the planet”</text:p>
            <text:p>      “You can also make and receive calls, check your backpack,”</text:p>
            <text:p>      “and look at your journal”</text:p>
            <text:p>      “Happy First-Day-On-The-Job!”</text:p>
            <text:p>      {5}</text:p>
            <text:p/>
          </table:table-cell>
          <table:table-cell office:value-type="string" calcext:value-type="string">
            <text:p>1 ASH goto desk</text:p>
            <text:p>2 ASH wait 1s</text:p>
            <text:p>3 ASH goto NAT</text:p>
            <text:p>4 NAT received &lt;moon watch&gt;</text:p>
            <text:p>5 DIALOG[..., Thanks, I love it, You’re amazing]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office:value-type="string" calcext:value-type="string">
            <text:p>&gt; …</text:p>
          </table:table-cell>
          <table:covered-table-cell/>
          <table:table-cell office:value-type="string" calcext:value-type="string">
            <text:p>ASH - ...</text:p>
            <text:p>    - ...anyways!</text:p>
          </table:table-cell>
          <table:table-cell office:value-type="string" calcext:value-type="string">
            <text:p>1 +1 AWK point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&gt; Thanks</text:p>
          </table:table-cell>
          <table:covered-table-cell/>
          <table:table-cell office:value-type="string" calcext:value-type="string">
            <text:p>ASH - “Happy to help!”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&gt; I love it</text:p>
          </table:table-cell>
          <table:covered-table-cell/>
          <table:table-cell office:value-type="string" calcext:value-type="string">
            <text:p>ASH - “Really? I’m glad!”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&gt; You’re amazing</text:p>
          </table:table-cell>
          <table:covered-table-cell/>
          <table:table-cell office:value-type="string" calcext:value-type="string">
            <text:p>      {1}</text:p>
            <text:p>ASH - “Heh, thanks NAT”</text:p>
            <text:p>      “It was nothing really...”</text:p>
            <text:p>      {2}</text:p>
          </table:table-cell>
          <table:table-cell office:value-type="string" calcext:value-type="string">
            <text:p>1 ASH emoji blush</text:p>
            <text:p>2 +1 LOVE pt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1" table:number-rows-spanned="7">
            <text:p>Relax Night – NEUTRAL</text:p>
          </table:table-cell>
          <table:table-cell table:style-name="ce4" office:value-type="string" calcext:value-type="string" table:number-columns-spanned="1" table:number-rows-spanned="7">
            <text:p>Sleep</text:p>
          </table:table-cell>
          <table:table-cell office:value-type="string" calcext:value-type="string">
            <text:p>Talk to ASH &amp;&amp; LOVE &gt; -3</text:p>
          </table:table-cell>
          <table:table-cell table:style-name="ce4" office:value-type="string" calcext:value-type="string" table:number-columns-spanned="1" table:number-rows-spanned="6">
            <text:p>Shuttle</text:p>
          </table:table-cell>
          <table:table-cell table:style-name="ce11" office:value-type="string" calcext:value-type="string">
            <text:p>ASH – “So what do you want to do tonight?</text:p>
          </table:table-cell>
          <table:table-cell table:style-name="ce11" office:value-type="string" calcext:value-type="string">
            <text:p>1 DIALOG [..., Sleep, Play Guitar, Video games, Nevermind]</text:p>
            <text:p/>
            <text:p>REPEAT DIALOG</text:p>
          </table:table-cell>
          <table:table-cell table:number-columns-repeated="1018"/>
        </table:table-row>
        <table:table-row table:style-name="ro3">
          <table:covered-table-cell table:style-name="ce5"/>
          <table:covered-table-cell table:style-name="ce4"/>
          <table:table-cell office:value-type="string" calcext:value-type="string">
            <text:p>&gt; ... </text:p>
          </table:table-cell>
          <table:covered-table-cell table:style-name="ce4"/>
          <table:table-cell table:style-name="ce12" office:value-type="string" calcext:value-type="string">
            <text:p>ASH - …</text:p>
            <text:p>      NAT?</text:p>
            <text:p>      {1}</text:p>
          </table:table-cell>
          <table:table-cell table:style-name="ce12" office:value-type="string" calcext:value-type="string">
            <text:p>1 +1 AWK point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office:value-type="string" calcext:value-type="string">
            <text:p>&gt; Sleep</text:p>
          </table:table-cell>
          <table:covered-table-cell/>
          <table:table-cell office:value-type="string" calcext:value-type="string">
            <text:p>ASH - “That sounds pretty good.”</text:p>
            <text:p>      {1}</text:p>
          </table:table-cell>
          <table:table-cell office:value-type="string" calcext:value-type="string">
            <text:p>1 Sleep / SAVE</text:p>
          </table:table-cell>
          <table:table-cell table:number-columns-repeated="1018"/>
        </table:table-row>
        <table:table-row table:style-name="ro4">
          <table:covered-table-cell table:number-columns-repeated="2"/>
          <table:table-cell office:value-type="string" calcext:value-type="string">
            <text:p>&gt; Play Guitar</text:p>
          </table:table-cell>
          <table:covered-table-cell/>
          <table:table-cell office:value-type="string" calcext:value-type="string">
            <text:p>ASH - “Sweet! I’ll go get it!”</text:p>
            <text:p>      {1 .. 5}</text:p>
          </table:table-cell>
          <table:table-cell table:style-name="ce14" office:value-type="string" calcext:value-type="string">
            <text:p>1 ASH goto &lt;guitar&gt;</text:p>
            <text:p>2 ASH goto NAT</text:p>
            <text:p>3 NAT goto &lt;bed&gt;</text:p>
            <text:p>4 ASH follow NAT</text:p>
            <text:p>5 NAT use &lt;guitar&gt;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office:value-type="string" calcext:value-type="string">
            <text:p>&gt; Video Games</text:p>
          </table:table-cell>
          <table:covered-table-cell/>
          <table:table-cell office:value-type="string" calcext:value-type="string">
            <text:p>ASH - “Hmph. Think you can beat my high score?”</text:p>
            <text:p>      {1}</text:p>
          </table:table-cell>
          <table:table-cell office:value-type="string" calcext:value-type="string">
            <text:p>1 NAT use &lt;video games&gt;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office:value-type="string" calcext:value-type="string">
            <text:p>&gt; Nevermind</text:p>
          </table:table-cell>
          <table:covered-table-cell/>
          <table:table-cell office:value-type="string" calcext:value-type="string">
            <text:p>ASH - “Ok”</text:p>
            <text:p>      “Make sure you come to bed soon”</text:p>
          </table:table-cell>
          <table:table-cell table:number-columns-repeated="1019"/>
        </table:table-row>
        <table:table-row table:style-name="ro11">
          <table:covered-table-cell table:number-columns-repeated="2"/>
          <table:table-cell office:value-type="string" calcext:value-type="string">
            <text:p>Talk to Ash &amp;&amp; LOVE &lt; -3</text:p>
          </table:table-cell>
          <table:table-cell/>
          <table:table-cell office:value-type="string" calcext:value-type="string">
            <text:p>ASH – I’m going to bed…</text:p>
            <text:p>      {1, 2}</text:p>
          </table:table-cell>
          <table:table-cell office:value-type="string" calcext:value-type="string">
            <text:p>1 ASH goto &lt;bed&gt;</text:p>
            <text:p>2 ASH use &lt;bed&gt;</text:p>
          </table:table-cell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7" table:default-cell-style-name="ce15"/>
        <table:table-column table:style-name="co8" table:default-cell-style-name="Default"/>
        <table:table-row table:style-name="ro12">
          <table:table-cell office:value-type="string" calcext:value-type="string">
            <text:p>AWK pts</text:p>
          </table:table-cell>
          <table:table-cell office:value-type="string" calcext:value-type="string">
            <text:p>* AWK pts reset with positive LOVE pts</text:p>
            <text:p>* 3 AWK pts = -1 LOVE pt</text:p>
          </table:table-cell>
        </table:table-row>
        <table:table-row table:style-name="ro13">
          <table:table-cell office:value-type="string" calcext:value-type="string">
            <text:p>LOVE pts scale</text:p>
          </table:table-cell>
          <table:table-cell office:value-type="string" calcext:value-type="string">
            <text:p><text:span text:style-name="T3">* +10 LOVE pts = dating</text:span></text:p>
            <text:p><text:span text:style-name="T3">* +7 LOVE pts = crush</text:span></text:p>
            <text:p>* +3 LOVE pts = good friends</text:p>
            <text:p>* +0 LOVE pts = roomate</text:p>
            <text:p>* -5 LOVE pts = annoyed</text:p>
            <text:p>* -10 LOVE pts = aggressive</text:p>
            <text:p>* -15 LOVE pts = silence</text:p>
          </table:table-cell>
        </table:table-row>
        <table:table-row table:style-name="ro12">
          <table:table-cell office:value-type="string" calcext:value-type="string">
            <text:p>LOVE pts thresholds</text:p>
          </table:table-cell>
          <table:table-cell office:value-type="string" calcext:value-type="string">
            <text:p>* If dating and LOVE=-3, no longer dating (reset)</text:p>
            <text:p>* If LOVE=-15, no interaction with Ash ever (silence until end of gam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3:45:43.264822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09:55:19.500702468</meta:creation-date>
    <dc:date>2017-07-13T15:17:23.388919573</dc:date>
    <meta:editing-duration>P3DT4H56M23S</meta:editing-duration>
    <meta:editing-cycles>26</meta:editing-cycles>
    <meta:generator>LibreOffice/5.1.6.2$Linux_X86_64 LibreOffice_project/10m0$Build-2</meta:generator>
    <meta:document-statistic meta:table-count="2" meta:cell-count="123" meta:object-count="0"/>
  </office:meta>
</office:document-meta>
</file>